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Strong_20_Emphasis">2.2. Client Identifier</text:span> bölümü, OAuth 2.0 protokolünde istemcinin yetkilendirme sunucusundan aldığı "client identifier" (istemci kimliği) hakkında bilgi verir. Bu kimlik, istemcinin kaydının benzersiz bir temsili olarak kullanılır ve bir dizi önemli özellik taşır.</text:p>
      <text:h text:style-name="Heading_20_3" text:outline-level="3">1. <text:span text:style-name="Strong_20_Emphasis">Client Identifier Nedir?</text:span></text:h>
      <text:p text:style-name="Text_20_body">Client identifier, istemcinin kaydını temsil eden benzersiz bir dizidir. Yetkilendirme sunucusu, istemci kaydını doğruladıktan sonra, her istemciye bu tür bir kimlik verir. Bu kimlik, istemcinin <text:span text:style-name="Strong_20_Emphasis">yetkilendirme sunucusu</text:span> ile olan ilişkisinin bir parçası olarak kullanılır ve istemcinin kaydını tanımlar.</text:p>
      <text:h text:style-name="Heading_20_3" text:outline-level="3">2. <text:span text:style-name="Strong_20_Emphasis">Client Identifier'ın Gizli Olmaması</text:span></text:h>
      <text:p text:style-name="Text_20_body">Client identifier, <text:span text:style-name="Strong_20_Emphasis">gizli bir bilgi değildir</text:span>. Bu kimlik, <text:span text:style-name="Strong_20_Emphasis">kaynak sahibine</text:span> (resource owner) açık bir şekilde gösterilebilir ve istemci ile kaynak sahibi arasında karşılaşılan herhangi bir yerde görünebilir. Bu nedenle, client identifier yalnızca istemciyi tanımlamak için kullanılır ve <text:span text:style-name="Strong_20_Emphasis">client authentication (istemci kimlik doğrulama)</text:span> amacıyla tek başına kullanılamaz.</text:p>
      <text:p text:style-name="Text_20_body">Örneğin, istemci kimliği genellikle istemci tarafından yapılan isteklerde başlıklar (headers) veya URL parametreleri gibi açık yollarla gönderilebilir, çünkü bu kimlik <text:span text:style-name="Strong_20_Emphasis">gizli</text:span> değildir ve her zaman gizlilik veya güvenlik için saklanmaz.</text:p>
      <text:h text:style-name="Heading_20_3" text:outline-level="3">3. <text:span text:style-name="Strong_20_Emphasis">Benzersizlik ve Yetkilendirme Sunucusuna Bağlılık</text:span></text:h>
      <text:p text:style-name="Text_20_body">Client identifier, her yetkilendirme sunucusu için <text:span text:style-name="Strong_20_Emphasis">benzersiz</text:span> olmalıdır. Yani, bir istemci için atanan kimlik, sadece o yetkilendirme sunucusu tarafından geçerli olacaktır. Aynı istemci, başka bir yetkilendirme sunucusuyla kaydolduğunda, o sunucu ona farklı bir client identifier atayabilir. Bu, farklı sunucuların birbirlerinin istemci kimliklerini tanımayacaklarını ve bağımsız olarak çalışacaklarını garanti eder.</text:p>
      <text:h text:style-name="Heading_20_3" text:outline-level="3">4. <text:span text:style-name="Strong_20_Emphasis">Kimlik Boyutu</text:span></text:h>
      <text:p text:style-name="Text_20_body">Client identifier'ın boyutu, bu spesifikasyonda açıkça tanımlanmamıştır. Bu nedenle, istemciler bu kimliğin boyutu hakkında herhangi bir varsayımda bulunmamalıdır. Ancak, <text:span text:style-name="Strong_20_Emphasis">yetkilendirme sunucusu</text:span>, istemciye verdiği kimliğin boyutunu <text:span text:style-name="Strong_20_Emphasis">belgelendirmelidir</text:span>. Bu, istemcilerin doğru bir şekilde işlem yapabilmesi için önemlidir.</text:p>
      <text:h text:style-name="Heading_20_3" text:outline-level="3">5. <text:span text:style-name="Strong_20_Emphasis">Kimlik Doğrulama İçin Kullanılamaz</text:span></text:h>
      <text:p text:style-name="Text_20_body">Client identifier, istemcinin kimliğini belirlemek için kullanılsa da, <text:span text:style-name="Strong_20_Emphasis">istemci doğrulama</text:span> için yeterli bir bilgi değildir. Yani, istemci kimliği yalnızca istemcinin kaydını tanımlar ve istemcinin yetkilendirme sunucusuyla güvenli bir şekilde iletişim kurabilmesi için ek güvenlik önlemleri gereklidir (örneğin, istemci şifresi veya başka bir kimlik doğrulama yöntemi).</text:p>
      <text:h text:style-name="Heading_20_3" text:outline-level="3">6. <text:span text:style-name="Strong_20_Emphasis">Özet</text:span></text:h>
      <text:list text:style-name="L1">
        <text:list-item>
          <text:p text:style-name="P2"><text:span text:style-name="Strong_20_Emphasis">Client identifier</text:span>, istemcinin kaydını temsil eden benzersiz bir dizidir ve yalnızca istemcinin tanımlanmasında kullanılır.</text:p>
        </text:list-item>
        <text:list-item>
          <text:p text:style-name="P2">Bu kimlik <text:span text:style-name="Strong_20_Emphasis">gizli değildir</text:span>, kaynak sahibi tarafından görülebilir ve istemci kimlik doğrulamasında tek başına kullanılmaz.</text:p>
        </text:list-item>
        <text:list-item>
          <text:p text:style-name="P2"><text:soft-page-break/>Kimlik, her yetkilendirme sunucusu için benzersizdir ve istemci bu kimlik ile ilişkilendirilen sunucuya bağlıdır.</text:p>
        </text:list-item>
        <text:list-item>
          <text:p text:style-name="P1">Kimlik boyutu belirsizdir ancak yetkilendirme sunucusu bunu <text:span text:style-name="Strong_20_Emphasis">belgelendirmelidir</text:span>.</text:p>
        </text:list-item>
      </text:list>
      <text:p text:style-name="Text_20_body">Sonuç olarak, client identifier, istemciyi tanımlamak için kullanılan bir kimliktir ancak tek başına güvenlik için yeterli değildir ve doğrulama amacıyla kullanılmaz.</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6T03:23:47.316179439</meta:creation-date>
    <dc:date>2025-01-26T03:24:16.163338359</dc:date>
    <meta:editing-duration>PT29S</meta:editing-duration>
    <meta:editing-cycles>1</meta:editing-cycles>
    <meta:document-statistic meta:table-count="0" meta:image-count="0" meta:object-count="0" meta:page-count="2" meta:paragraph-count="18" meta:word-count="377" meta:character-count="3043" meta:non-whitespace-character-count="2688"/>
    <meta:generator>LibreOffice/7.4.7.2$Linux_X86_64 LibreOffice_project/40$Build-2</meta:generator>
  </office:meta>
</office:document-meta>
</file>